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text-align="center" style:justify-single-word="false"/>
      <style:text-properties fo:font-weight="normal" officeooo:rsid="001f8b1b" officeooo:paragraph-rsid="001f8b1b" style:font-weight-asian="normal" style:font-weight-complex="normal"/>
    </style:style>
    <style:style style:name="P2" style:family="paragraph" style:parent-style-name="Text_20_body" style:list-style-name="">
      <style:paragraph-properties fo:text-align="center" style:justify-single-word="false"/>
      <style:text-properties fo:font-weight="normal" officeooo:rsid="001f8b1b" officeooo:paragraph-rsid="001f8b1b" style:font-weight-asian="normal" style:font-weight-complex="normal"/>
    </style:style>
    <style:style style:name="P3" style:family="paragraph" style:parent-style-name="Text_20_body" style:list-style-name="">
      <style:paragraph-properties fo:text-align="justify" style:justify-single-word="false"/>
      <style:text-properties fo:font-size="16pt" fo:font-weight="bold" officeooo:rsid="001f8b1b" officeooo:paragraph-rsid="001f8b1b" style:font-size-asian="16pt" style:font-weight-asian="bold" style:font-size-complex="16pt" style:font-weight-complex="bold"/>
    </style:style>
    <style:style style:name="P4" style:family="paragraph" style:parent-style-name="Text_20_body" style:list-style-name="">
      <style:paragraph-properties fo:text-align="justify" style:justify-single-word="false"/>
      <style:text-properties fo:font-size="14pt" fo:font-weight="normal" officeooo:rsid="001f8b1b" officeooo:paragraph-rsid="001f8b1b" style:font-size-asian="14pt" style:font-weight-asian="normal" style:font-size-complex="14pt" style:font-weight-complex="normal"/>
    </style:style>
    <style:style style:name="T1" style:family="text">
      <style:text-properties fo:font-weight="normal" officeooo:rsid="0018dcef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2.Back-Office y Front-Office</text:h>
      <text:p text:style-name="P2"/>
      <text:p text:style-name="P3">Back-Office:</text:p>
      <text:p text:style-name="P4">Contabilidad y finanzas</text:p>
      <text:p text:style-name="P4">Recursos humanos</text:p>
      <text:p text:style-name="P4">Compras y proveedores</text:p>
      <text:p text:style-name="P4">Gestión de almacén</text:p>
      <text:p text:style-name="P4">Gestión de la producción</text:p>
      <text:p text:style-name="P4">Gestión de proyectos</text:p>
      <text:p text:style-name="P4">Optimización de la cadena de suministro</text:p>
      <text:p text:style-name="P4">Gestión de relaciones con proveedores</text:p>
      <text:p text:style-name="P4">Gestión del conocimiento, Knowledge Management <text:s/>System</text:p>
      <text:p text:style-name="P4">Gestión de vida del producto</text:p>
      <text:p text:style-name="P4"/>
      <text:p text:style-name="P3">Front-Office:</text:p>
      <text:p text:style-name="P4">Comercial y marketing</text:p>
      <text:p text:style-name="P4">Relaciones con el cliente(CRM)</text:p>
      <text:p text:style-name="P4">Comercio electrónico </text:p>
      <text:p text:style-name="P4">Point of Sale o terminal punto de vent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1T10:31:47.067452850</meta:creation-date>
    <dc:date>2025-10-01T11:56:57.805395948</dc:date>
    <meta:editing-duration>PT42M54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1" meta:paragraph-count="17" meta:word-count="63" meta:character-count="454" meta:non-whitespace-character-count="406"/>
  </office:meta>
</office:document-meta>
</file>